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e8ec" officeooo:paragraph-rsid="0011e8ec"/>
    </style:style>
    <style:style style:name="P2" style:family="paragraph" style:parent-style-name="Standard">
      <style:text-properties officeooo:rsid="0011e8ec" officeooo:paragraph-rsid="0012d11b"/>
    </style:style>
    <style:style style:name="P3" style:family="paragraph" style:parent-style-name="Standard">
      <style:text-properties fo:font-weight="bold" officeooo:rsid="0013d1a5" officeooo:paragraph-rsid="0013d1a5" style:font-weight-asian="bold" style:font-weight-complex="bold"/>
    </style:style>
    <style:style style:name="P4" style:family="paragraph" style:parent-style-name="Standard">
      <style:text-properties fo:font-weight="bold" officeooo:rsid="00182178" officeooo:paragraph-rsid="00182178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1e8ec" officeooo:paragraph-rsid="0011e8ec" style:font-weight-asian="bold" style:font-weight-complex="bold"/>
    </style:style>
    <style:style style:name="P6" style:family="paragraph" style:parent-style-name="Standard">
      <style:text-properties officeooo:rsid="00129222" officeooo:paragraph-rsid="00129222"/>
    </style:style>
    <style:style style:name="P7" style:family="paragraph" style:parent-style-name="Standard">
      <style:text-properties officeooo:rsid="0013d1a5" officeooo:paragraph-rsid="0013d1a5"/>
    </style:style>
    <style:style style:name="P8" style:family="paragraph" style:parent-style-name="Standard">
      <style:text-properties officeooo:rsid="0013d1a5" officeooo:paragraph-rsid="0015931d"/>
    </style:style>
    <style:style style:name="P9" style:family="paragraph" style:parent-style-name="Standard">
      <style:text-properties fo:language="pt" fo:country="PT" officeooo:rsid="0013d1a5" officeooo:paragraph-rsid="0013d1a5"/>
    </style:style>
    <style:style style:name="P10" style:family="paragraph" style:parent-style-name="Standard">
      <style:text-properties officeooo:rsid="00182178" officeooo:paragraph-rsid="00182178"/>
    </style:style>
    <style:style style:name="P11" style:family="paragraph" style:parent-style-name="Preformatted_20_Text">
      <style:text-properties officeooo:rsid="0013d1a5" officeooo:paragraph-rsid="0013d1a5"/>
    </style:style>
    <style:style style:name="P12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language="pt" fo:country="PT"/>
    </style:style>
    <style:style style:name="T2" style:family="text">
      <style:text-properties fo:language="pt" fo:country="PT" officeooo:rsid="0012d11b"/>
    </style:style>
    <style:style style:name="T3" style:family="text">
      <style:text-properties fo:language="pt" fo:country="PT" officeooo:rsid="0015968d"/>
    </style:style>
    <style:style style:name="T4" style:family="text">
      <style:text-properties officeooo:rsid="0014eb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trodução às Sessions no CakePHP 3</text:p>
      <text:p text:style-name="P1"/>
      <text:p text:style-name="P1"/>
      <text:p text:style-name="P1"/>
      <text:p text:style-name="P1"/>
      <text:p text:style-name="P6">Mais em:</text:p>
      <text:p text:style-name="P6"><text:a xlink:type="simple" xlink:href="http://book.cakephp.org/3.0/en/development/sessions.html" text:style-name="Internet_20_link" text:visited-style-name="Visited_20_Internet_20_Link">http://book.cakephp.org/3.0/en/development/sessions.html</text:a> </text:p>
      <text:p text:style-name="P6"><text:a xlink:type="simple" xlink:href="http://book.cakephp.org/3.0/en/views/helpers/session.html" text:style-name="Internet_20_link" text:visited-style-name="Visited_20_Internet_20_Link">http://book.cakephp.org/3.0/en/views/helpers/session.html</text:a></text:p>
      <text:p text:style-name="P6"/>
      <text:p text:style-name="P2"><text:bookmark text:name="result_box"/><text:span text:style-name="T1">CakePHP fornece um </text:span><text:span text:style-name="T2">wrapper/</text:span><text:span text:style-name="T1">invólucro e um conjunto de características </text:span><text:span text:style-name="T2">úteis</text:span><text:span text:style-name="T1"> no topo d</text:span><text:span text:style-name="T2">a</text:span><text:span text:style-name="T1"> extensão sess</text:span><text:span text:style-name="T2">ion</text:span><text:span text:style-name="T1"> nativa do PHP. Sessões permitem identificar usuários únicos em solicitações e armazenar dados persistentes para usuários específicos. Ao contrário de cookies, </text:span><text:span text:style-name="T2">os </text:span><text:span text:style-name="T1">dados de sessão não está disponível no lado do cliente. O uso de </text:span></text:p>
      <text:p text:style-name="P2"><text:span text:style-name="T1">$_SESSION é geralmente evitada no CakePHP, e em vez disso o uso de classes </text:span><text:span text:style-name="T2">S</text:span><text:span text:style-name="T1">ess</text:span><text:span text:style-name="T2">ion</text:span><text:span text:style-name="T1"> é o preferido.</text:span> </text:p>
      <text:p text:style-name="P1"/>
      <text:p text:style-name="P3">Configuração de Session</text:p>
      <text:p text:style-name="P7"/>
      <text:p text:style-name="P9">A configuração de session é armazenado em Configure sob a chave de Session de nível superior, e uma série de opções estão disponíveis:<text:line-break/><text:line-break/> <text:s text:c="3"/>Session.Timeout - O número de minutos antes de manipulador de sessão do CakePHP expira a sessão.<text:line-break/> <text:s text:c="3"/>Session.defaults - Permite que você use as configurações de sessão padrão <text:span text:style-name="T4">embutidas</text:span> como uma base para a sua configuração de sessão. Veja a seguir os padrões internos.<text:line-break/> <text:s text:c="3"/>Session.handler - Permite definir um manipulador de sessão personalizado. Os manipuladores de banco de dados núcleo e cache de sessão usar isso. Veja abaixo para obter informações adicionais sobre manipuladores de sessão.<text:line-break/> <text:s text:c="3"/>Session.ini - Permite definir as configurações de sessão ini adicionais para a sua configuração. Isto combinado com Session.handler substituir os recursos de manuseio de sessão personalizado de versões anteriores<text:line-break/><text:line-break/><text:span text:style-name="T4">O </text:span>default do CakePHP <text:span text:style-name="T4">em </text:span>session.cookie_secure <text:span text:style-name="T4">é</text:span> <text:span text:style-name="T4">true</text:span>, quando seu aplicativo está em um protocolo SSL. Se o seu aplicativo serve de protocolos SSL e não-SSL, então você pode ter problemas com sessões sendo perdida. Se você precisar de acesso à sessão em ambos os domínios SSL e não-SSL que você vai querer desativar: </text:p>
      <text:p text:style-name="P7"/>
      <text:p text:style-name="P11">Configure::write('Session', [</text:p>
      <text:p text:style-name="Preformatted_20_Text"><text:s text:c="4"/>'defaults' =&gt; 'php',</text:p>
      <text:p text:style-name="Preformatted_20_Text"><text:s text:c="4"/>'ini' =&gt; [</text:p>
      <text:p text:style-name="Preformatted_20_Text"><text:s text:c="8"/>'session.cookie_secure' =&gt; false</text:p>
      <text:p text:style-name="Preformatted_20_Text"><text:s text:c="4"/>]</text:p>
      <text:p text:style-name="P12">]);</text:p>
      <text:p text:style-name="P8"><text:bookmark text:name="result_box2"/><text:span text:style-name="T1">A sessão caminho do cookie defaults para aplicações BasePath. Para mudar isso, você pode usar o valor session.cookie_path ini. Por exemplo, se você quer que sua sessão de persistir em todos os subdomínios que você pode fazer:</text:span> </text:p>
      <text:p text:style-name="P11">Configure::write('Session', [</text:p>
      <text:p text:style-name="Preformatted_20_Text"><text:s text:c="4"/>'defaults' =&gt; 'php',</text:p>
      <text:p text:style-name="Preformatted_20_Text"><text:s text:c="4"/>'ini' =&gt; [</text:p>
      <text:p text:style-name="Preformatted_20_Text"><text:s text:c="8"/>'session.cookie_path' =&gt; '/',</text:p>
      <text:p text:style-name="Preformatted_20_Text"><text:s text:c="8"/>'session.cookie_domain' =&gt; '.yourdomain.com'</text:p>
      <text:p text:style-name="Preformatted_20_Text"><text:s text:c="4"/>]</text:p>
      <text:p text:style-name="P12">]);</text:p>
      <text:p text:style-name="P7"><text:bookmark text:name="result_box3"/><text:soft-page-break/><text:span text:style-name="T1">Por padrão PHP define </text:span><text:span text:style-name="T3">que </text:span><text:span text:style-name="T1">o cookie de sessão expir</text:span><text:span text:style-name="T3">e</text:span><text:span text:style-name="T1"> assim que o navegador for fechado, independentemente do valor Session.Timeout configurado. O tempo limite de cookie é controlada pelo valor ini session.cookie_lifetime e pode ser configurado usando:</text:span> </text:p>
      <text:p text:style-name="P7"/>
      <text:p text:style-name="P11">Configure::write('Session', [</text:p>
      <text:p text:style-name="Preformatted_20_Text"><text:s text:c="4"/>'defaults' =&gt; 'php',</text:p>
      <text:p text:style-name="Preformatted_20_Text"><text:s text:c="4"/>'ini' =&gt; [</text:p>
      <text:p text:style-name="Preformatted_20_Text"><text:s text:c="8"/>// Invalidate the cookie after 30 minutes without visiting</text:p>
      <text:p text:style-name="Preformatted_20_Text"><text:s text:c="8"/>// any page on the site.</text:p>
      <text:p text:style-name="Preformatted_20_Text"><text:s text:c="8"/>'session.cookie_lifetime' =&gt; 1800</text:p>
      <text:p text:style-name="Preformatted_20_Text"><text:s text:c="4"/>]</text:p>
      <text:p text:style-name="P12">]);</text:p>
      <text:p text:style-name="P7"><text:bookmark text:name="result_box4"/><text:span text:style-name="T1">A diferença entre Session.Timeout e o valor session.cookie_lifetime é que este último se baseia no cliente dizendo a verdade sobre o cookie. Se você precisar de mais rigorosa verificação de tempo limite, sem depender de o que informa o cliente, você deve usar Session.Timeout.<text:line-break/><text:line-break/>Por favor note que Session.Timeout corresponde ao tempo total de inatividade para um usuário (ou seja, o tempo sem visitar qualquer página onde a sessão é usado), e não limita a quantidade total de minutos que um usuário pode permanecer no local.</text:span> </text:p>
      <text:p text:style-name="P7"/>
      <text:p text:style-name="P4">Precisando de mais informações, veja:</text:p>
      <text:p text:style-name="P10"><text:a xlink:type="simple" xlink:href="http://book.cakephp.org/3.0/en/development/sessions.html" text:style-name="Internet_20_link" text:visited-style-name="Visited_20_Internet_20_Link">http://book.cakephp.org/3.0/en/development/sessions.html</text:a></text:p>
      <text:p text:style-name="P10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11:01:12.774000000</meta:creation-date>
    <dc:date>2016-05-16T11:12:52.621000000</dc:date>
    <meta:editing-duration>PT11M35S</meta:editing-duration>
    <meta:editing-cycles>11</meta:editing-cycles>
    <meta:generator>LibreOffice/5.1.2.2$Windows_x86 LibreOffice_project/d3bf12ecb743fc0d20e0be0c58ca359301eb705f</meta:generator>
    <meta:document-statistic meta:table-count="0" meta:image-count="0" meta:object-count="0" meta:page-count="2" meta:paragraph-count="34" meta:word-count="485" meta:character-count="3366" meta:non-whitespace-character-count="2805"/>
  </office:meta>
</office:document-meta>
</file>